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f253" officeooo:paragraph-rsid="0006f253"/>
    </style:style>
    <style:style style:name="P2" style:family="paragraph" style:parent-style-name="Standard">
      <style:text-properties officeooo:paragraph-rsid="000910a3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24pt" fo:letter-spacing="normal" fo:font-style="normal" fo:font-weight="bold" officeooo:rsid="00069fd6" officeooo:paragraph-rsid="00069fd6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5pt" fo:letter-spacing="normal" fo:font-style="normal" style:text-underline-style="solid" style:text-underline-width="auto" style:text-underline-color="font-color" fo:font-weight="bold" officeooo:rsid="00069fd6" officeooo:paragraph-rsid="00069fd6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Liberation Serif" fo:font-size="13pt" fo:letter-spacing="normal" fo:font-style="normal" fo:font-weight="normal" style:font-size-asian="13pt" style:font-size-complex="13pt"/>
    </style:style>
    <style:style style:name="P7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top="0cm" fo:margin-bottom="0cm" style:contextual-spacing="false" fo:orphans="2" fo:widows="2"/>
      <style:text-properties fo:font-size="12pt" style:text-underline-style="none" fo:font-weight="normal" officeooo:rsid="00069fd6" officeooo:paragraph-rsid="00069fd6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style:contextual-spacing="false" fo:orphans="2" fo:widows="2"/>
      <style:text-properties fo:font-size="16pt" style:text-underline-style="solid" style:text-underline-width="auto" style:text-underline-color="font-color" fo:font-weight="bold" officeooo:rsid="00069fd6" officeooo:paragraph-rsid="00069fd6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69fd6" officeooo:paragraph-rsid="00069fd6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69fd6" officeooo:paragraph-rsid="000910a3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910a3" officeooo:paragraph-rsid="000910a3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910a3" officeooo:paragraph-rsid="000af5b2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af5b2" officeooo:paragraph-rsid="000af5b2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cc7b8" officeooo:paragraph-rsid="000cc7b8" style:font-size-asian="13pt" style:font-weight-asian="normal" style:font-size-complex="13pt" style:font-weight-complex="normal"/>
    </style:style>
    <style:style style:name="P16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solid" style:text-underline-width="auto" style:text-underline-color="font-color" fo:font-weight="bold" officeooo:rsid="00069fd6" officeooo:paragraph-rsid="00069fd6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solid" style:text-underline-width="auto" style:text-underline-color="font-color" fo:font-weight="normal" officeooo:rsid="000910a3" officeooo:paragraph-rsid="000910a3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officeooo:paragraph-rsid="00069fd6"/>
    </style:style>
    <style:style style:name="P19" style:family="paragraph" style:parent-style-name="Standard">
      <style:text-properties officeooo:rsid="0006f253" officeooo:paragraph-rsid="000910a3"/>
    </style:style>
    <style:style style:name="P20" style:family="paragraph" style:parent-style-name="Standard">
      <style:text-properties officeooo:rsid="000d62dc" officeooo:paragraph-rsid="000d62dc"/>
    </style:style>
    <style:style style:name="P21" style:family="paragraph" style:parent-style-name="Standard">
      <style:text-properties officeooo:rsid="000ee55f" officeooo:paragraph-rsid="000ee55f"/>
    </style:style>
    <style:style style:name="P22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4292e" style:font-name="Liberation Serif" fo:font-size="13pt" fo:letter-spacing="normal" fo:font-style="normal" fo:font-weight="normal" style:font-size-asian="13pt" style:font-size-complex="13pt"/>
    </style:style>
    <style:style style:name="P23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none" fo:font-weight="normal" officeooo:rsid="000910a3" officeooo:paragraph-rsid="000910a3" style:font-size-asian="13pt" style:font-weight-asian="normal" style:font-size-complex="13pt" style:font-weight-complex="normal"/>
    </style:style>
    <style:style style:name="P24" style:family="paragraph" style:parent-style-name="Text_20_body">
      <style:paragraph-properties fo:margin-top="0cm" fo:margin-bottom="0cm" style:contextual-spacing="false" fo:orphans="2" fo:widows="2"/>
      <style:text-properties fo:font-size="13pt" style:text-underline-style="solid" style:text-underline-width="auto" style:text-underline-color="font-color" fo:font-weight="normal" officeooo:rsid="000d5db4" officeooo:paragraph-rsid="000910a3" style:font-size-asian="13pt" style:font-weight-asian="normal" style:font-size-complex="13pt" style:font-weight-complex="normal"/>
    </style:style>
    <style:style style:name="T1" style:family="text">
      <style:text-properties officeooo:rsid="00069fd6"/>
    </style:style>
    <style:style style:name="T2" style:family="text">
      <style:text-properties officeooo:rsid="0006f25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910a3"/>
    </style:style>
    <style:style style:name="T5" style:family="text">
      <style:text-properties officeooo:rsid="000af5b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2P Project – Anonymous </text:p>
      <text:p text:style-name="P3"/>
      <text:p text:style-name="P5">INDICE</text:p>
      <text:p text:style-name="P6">Trabajo para la asignatura Fundamentos de Redes de la UGR</text:p>
      <text:p text:style-name="P6">En este trabajo hablaremos sobre:</text:p>
      <text:list xml:id="list9084775626282302868" text:style-name="L1">
        <text:list-item>
          <text:p text:style-name="P22"><text:span text:style-name="T1">1- </text:span>Anonimato en el acceso corriente a Internet.</text:p>
        </text:list-item>
        <text:list-item>
          <text:p text:style-name="P22">I2P (Invisible Internet Pro<text:span text:style-name="T4">j</text:span>ect). Estru<text:span text:style-name="T4">ct</text:span>ura, funcionamiento y seguridad.</text:p>
          <text:list>
            <text:list-item>
              <text:p text:style-name="P22">Enmascaramiento de la IP en la red.</text:p>
            </text:list-item>
            <text:list-item>
              <text:p text:style-name="P22">Encriptación de la información (end-to-end).</text:p>
            </text:list-item>
            <text:list-item>
              <text:p text:style-name="P22">Enrutamiento de tipo 'garlic'.</text:p>
            </text:list-item>
            <text:list-item>
              <text:p text:style-name="P22">Uso de nodos y túneles (algoritmo Kademlia).</text:p>
            </text:list-item>
          </text:list>
        </text:list-item>
        <text:list-item>
          <text:p text:style-name="P22">Diferencias básicas con la red de anonimato 'Tor'.</text:p>
        </text:list-item>
        <text:list-item>
          <text:p text:style-name="P22">Aplicaciones que utilizan I2P.</text:p>
        </text:list-item>
        <text:list-item>
          <text:p text:style-name="P22">Demo de captura de paquetes con Wireshark.</text:p>
        </text:list-item>
      </text:list>
      <text:p text:style-name="P7"/>
      <text:p text:style-name="P7"/>
      <text:p text:style-name="P9">MOTIVACIÓN</text:p>
      <text:p text:style-name="P10">Cada vez hay un mayor uso de las nuevas tecnologías por parte de la población, lo que implica un mayor número de personas que quieren aprovecharse de tus datos....</text:p>
      <text:p text:style-name="P10"/>
      <text:p text:style-name="P10">¿Por qué hemos escogido este trabajo, puntos de <text:span text:style-name="T3">interés</text:span>... mantener privacidad...etc (?)</text:p>
      <text:p text:style-name="P12">Protección frente a amenazas.</text:p>
      <text:p text:style-name="P8"/>
      <text:p text:style-name="P8"/>
      <text:p text:style-name="P16">1-ANONIMATO EN EL ACCESO CORRIENTE <text:s/>A INTERNET</text:p>
      <text:p text:style-name="P16"/>
      <text:p text:style-name="P10">Qué datos privados te pueden poner más en riesgo? ¿Correo, ip del pc, dirección de casa?</text:p>
      <text:p text:style-name="P10"/>
      <text:p text:style-name="P10">Muchas formas de mantener el anonimato, aunque algunas más efectivas que otras (nombrar por encima ya que lo nuestro se basa en I2P):</text:p>
      <text:p text:style-name="P10"/>
      <text:p text:style-name="P10">Proxys: Camuflar la ip.</text:p>
      <text:p text:style-name="P10">Tunel SSH: redirige nuestro tráfico a otra máquina que es la que realiza las conexiones web.</text:p>
      <text:p text:style-name="P10">VPN: Añade un salto como un proxy así como una capa de cifrado que se le incluye a las conexiones que haga el cliente (realizadas con algoritmos muy op)</text:p>
      <text:p text:style-name="P10"><text:soft-page-break/>Usar navegadores que protegen el anonimato (<text:span text:style-name="T2">DuckDuckGO-No rastrea ni guarda historial, </text:span>PirateBrowser, formado por Tor<text:span text:style-name="T2">)</text:span></text:p>
      <text:p text:style-name="P10">-<text:span text:style-name="T2">Tor/I2P: Los explicaremos a lo largo del proyecto.</text:span></text:p>
      <text:p text:style-name="P10"/>
      <text:p text:style-name="P10"/>
      <text:p text:style-name="P12">Resumen, Introducción, funcionamiento, usos, especificaciones de I2P (encriptación, protocol Stack):</text:p>
      <text:p text:style-name="P12"><text:a xlink:type="simple" xlink:href="http://profesores.elo.utfsm.cl/~agv/elo322/1s16/projects/reports/I2P.pdf">http://profesores.elo.utfsm.cl/~agv/elo322/1s16/projects/reports/I2P.pdf</text:a></text:p>
      <text:p text:style-name="P12"/>
      <text:p text:style-name="P17"/>
      <text:p text:style-name="P12">Funcionamiento:</text:p>
      <text:p text:style-name="P12"><text:a xlink:type="simple" xlink:href="https://hacking-etico.com/2014/08/12/anonimato-en-la-red-con-i2p/">https://hacking-etico.com/2014/08/12/anonimato-en-la-red-con-i2p/</text:a></text:p>
      <text:p text:style-name="P17"/>
      <text:p text:style-name="P17"/>
      <text:p text:style-name="P12"><text:span text:style-name="T5">Introducción, Estructura, túneles, </text:span>Ejemplo de funcionamiento: </text:p>
      <text:p text:style-name="P12"><text:a xlink:type="simple" xlink:href="https://securityinside.info/i2p-una-red-anonima-que-deberias-conocer/">https://securityinside.info/i2p-una-red-anonima-que-deberias-conocer/</text:a></text:p>
      <text:p text:style-name="P12"/>
      <text:p text:style-name="P12"/>
      <text:p text:style-name="P14">Introducción: Vista general, Protocolos, cifrados, túneles, base de datos de la red:</text:p>
      <text:p text:style-name="P14"><text:a xlink:type="simple" xlink:href="https://geti2p.net/es/docs/how/tech-intro">https://geti2p.net/es/docs/how/tech-intro</text:a></text:p>
      <text:p text:style-name="P13"/>
      <text:p text:style-name="P13"/>
      <text:p text:style-name="P13">Comparación: Tor vs I2P</text:p>
      <text:p text:style-name="P13"><text:a xlink:type="simple" xlink:href="https://geti2p.net/en/comparison/tor">https://geti2p.net/en/comparison/tor</text:a></text:p>
      <text:p text:style-name="P13"/>
      <text:p text:style-name="P15"><text:a xlink:type="simple" xlink:href="http://omicrono.elespanol.com/2017/07/red-i2p-anonimato-en-internet/">http://omicrono.elespanol.com/2017/07/red-i2p-anonimato-en-internet/</text:a></text:p>
      <text:p text:style-name="P15">+ enrutamiento tipo garlic</text:p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Bibliografía:</text:p>
      <text:p text:style-name="P1"><text:a xlink:type="simple" xlink:href="https://conectabell.com/5-formas-de-obtener-mas-anonimato-en-internet/">https://conectabell.com/5-formas-de-obtener-mas-anonimato-en-internet/</text:a></text:p>
      <text:p text:style-name="P1"><text:a xlink:type="simple" xlink:href="https://hipertextual.com/archivo/2013/09/mantener-el-anonimato-en-la-web/">https://hipertextual.com/archivo/2013/09/mantener-el-anonimato-en-la-web/</text:a></text:p>
      <text:p text:style-name="P11"/>
      <text:p text:style-name="P12">https://es.wikipedia.org/wiki/I2P</text:p>
      <text:p text:style-name="P12">https://hacking-etico.com/2014/08/12/anonimato-en-la-red-con-i2p/</text:p>
      <text:p text:style-name="P12">https://geti2p.net/es/</text:p>
      <text:p text:style-name="P12">https://geti2p.net/en/comparison/tor</text:p>
      <text:p text:style-name="P12">https://www.genbeta.com/actualidad/i2p-la-nueva-generacion-de-la-deep-web</text:p>
      <text:p text:style-name="P12"><text:a xlink:type="simple" xlink:href="http://omicrono.elespanol.com/2017/07/red-i2p-anonimato-en-internet/">http://omicrono.elespanol.com/2017/07/red-i2p-anonimato-en-internet/</text:a></text:p>
      <text:p text:style-name="P12"><text:a xlink:type="simple" xlink:href="https://www.linuxadictos.com/i2p-y-freenet-alternativas-a-la-red-tor.html">https://www.linuxadictos.com/i2p-y-freenet-alternativas-a-la-red-tor.html</text:a></text:p>
      <text:p text:style-name="P24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USADAS:</text:p>
      <text:p text:style-name="P20"/>
      <text:p text:style-name="P20"><text:a xlink:type="simple" xlink:href="https://www.xataka.com/basics/que-es-un-proxy-y-como-puedes-utilizarlo-para-navegar-de-forma-mas-anonima">https://www.xataka.com/basics/que-es-un-proxy-y-como-puedes-utilizarlo-para-navegar-de-forma-mas-anonima</text:a></text:p>
      <text:p text:style-name="P20"/>
      <text:p text:style-name="P21">https://en.wikipedia.org/wiki/Virtual_private_net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9:17.037422690</meta:creation-date>
    <dc:date>2017-10-17T11:20:14.693437846</dc:date>
    <meta:editing-duration>PT24M4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50" meta:word-count="306" meta:character-count="2868" meta:non-whitespace-character-count="2617"/>
  </office:meta>
</office:document-meta>
</file>